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18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-secuenci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69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2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0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8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1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8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6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8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1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4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520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523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447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436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447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407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468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481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483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4456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.9744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.9957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.0942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.0557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.3150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.99116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.8803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.8581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.8995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.8779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9.3399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9.1205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.34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.5120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.4372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.2049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.6637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9.2303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.6823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.2880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8.9744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8.7406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9.1012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40.4098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9.4453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40.2310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9.1209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9.63916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9.3728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41.68114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5.9936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5.9548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6.0436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2.11486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3.5206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2.5592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3.0200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7.2572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6.3858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67.54924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39.30435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41.9770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36.7121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35.9413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34.4192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31.5408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40.3234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39.9338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34.6911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733.70179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90.34650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0.2925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0.5180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2.6557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3.2996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0.5404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4.22285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93.9424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5.1234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90.490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40" meta:object-count="0"/>
    <meta:generator>LibreOffice/6.4.7.2$Linux_X86_64 LibreOffice_project/40$Build-2</meta:generator>
  </office:meta>
</office:document-meta>
</file>